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289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1dbf6" officeooo:paragraph-rsid="0011dbf6" style:font-weight-asian="bold" style:font-weight-complex="bold"/>
    </style:style>
    <style:style style:name="P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489a9" officeooo:paragraph-rsid="001489a9" style:font-weight-asian="bold" style:font-weight-complex="bold"/>
    </style:style>
    <style:style style:name="P3" style:family="paragraph" style:parent-style-name="Standard">
      <style:paragraph-properties fo:text-align="start" style:justify-single-word="false"/>
      <style:text-properties fo:language="de" fo:country="DE" officeooo:rsid="001e9d61" officeooo:paragraph-rsid="001e9d61"/>
    </style:style>
    <style:style style:name="P4" style:family="paragraph" style:parent-style-name="Standard">
      <style:paragraph-properties fo:text-align="start" style:justify-single-word="false"/>
      <style:text-properties fo:language="de" fo:country="DE" officeooo:rsid="001f620c" officeooo:paragraph-rsid="001f620c"/>
    </style:style>
    <style:style style:name="P5" style:family="paragraph" style:parent-style-name="Standard">
      <style:paragraph-properties fo:text-align="start" style:justify-single-word="false"/>
      <style:text-properties fo:language="de" fo:country="DE" officeooo:rsid="00212961" officeooo:paragraph-rsid="00212961"/>
    </style:style>
    <style:style style:name="P6" style:family="paragraph" style:parent-style-name="Standard">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489a9" officeooo:paragraph-rsid="001489a9"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1dbf6" officeooo:paragraph-rsid="001489a9"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24c199" officeooo:paragraph-rsid="0024c199" style:font-size-asian="15pt" style:font-weight-asian="bold" style:font-size-complex="15pt" style:font-weight-complex="bold"/>
    </style:style>
    <style:style style:name="P11"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24c199" officeooo:paragraph-rsid="002eb09f"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2cb48" officeooo:paragraph-rsid="0036df81"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31d96" officeooo:paragraph-rsid="003b58a7"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2pt" fo:language="de" fo:country="DE" style:text-underline-style="none" fo:font-weight="normal" officeooo:rsid="001489a9" officeooo:paragraph-rsid="001489a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de" fo:country="DE" style:text-underline-style="none" fo:font-weight="normal" officeooo:rsid="0017ede8" officeooo:paragraph-rsid="001489a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de" fo:country="DE" style:text-underline-style="none" fo:font-weight="normal" officeooo:rsid="001852e9" officeooo:paragraph-rsid="001852e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de" fo:country="DE" style:text-underline-style="none" fo:font-weight="normal" officeooo:rsid="0019b4b7" officeooo:paragraph-rsid="0019b4b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de" fo:country="DE" style:text-underline-style="none" fo:font-weight="normal" officeooo:rsid="001cb929" officeooo:paragraph-rsid="001cb92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de" fo:country="DE" style:text-underline-style="none" fo:font-weight="normal" officeooo:rsid="0012cb48" officeooo:paragraph-rsid="0036df8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de" fo:country="DE" style:text-underline-style="none" fo:font-weight="normal" officeooo:rsid="0025649b" officeooo:paragraph-rsid="0025649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de" fo:country="DE" style:text-underline-style="none" fo:font-weight="normal" officeooo:rsid="00259fb8" officeooo:paragraph-rsid="00259fb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de" fo:country="DE" style:text-underline-style="none" fo:font-weight="normal" officeooo:rsid="0024c199" officeooo:paragraph-rsid="0024c19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de" fo:country="DE" style:text-underline-style="none" fo:font-weight="normal" officeooo:rsid="00212961" officeooo:paragraph-rsid="0021296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de" fo:country="DE" style:text-underline-style="none" fo:font-weight="normal" officeooo:rsid="0037035d" officeooo:paragraph-rsid="0037035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de" fo:country="DE" style:text-underline-style="none" fo:font-weight="normal" officeooo:rsid="003b58a7" officeooo:paragraph-rsid="003b58a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31db77" officeooo:paragraph-rsid="0031db7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line-through-style="none" style:text-line-through-type="none" fo:font-size="12pt" fo:language="de" fo:country="DE" style:text-underline-style="none" fo:font-weight="normal" officeooo:rsid="0024c199" officeooo:paragraph-rsid="002eb09f" style:font-size-asian="10.5pt" style:font-weight-asian="normal" style:font-size-complex="12pt" style:font-weight-complex="normal"/>
    </style:style>
    <style:style style:name="P28" style:family="paragraph" style:parent-style-name="Table_20_Contents">
      <style:paragraph-properties fo:text-align="center" style:justify-single-word="false"/>
      <style:text-properties fo:font-size="12pt" fo:language="de" fo:country="DE" officeooo:rsid="002c49ec" officeooo:paragraph-rsid="002c49ec" style:font-size-asian="10.5pt" style:font-size-complex="12pt"/>
    </style:style>
    <style:style style:name="P29" style:family="paragraph" style:parent-style-name="Table_20_Contents">
      <style:paragraph-properties fo:text-align="start" style:justify-single-word="false"/>
      <style:text-properties fo:font-size="12pt" fo:language="de" fo:country="DE" officeooo:rsid="002c49ec" officeooo:paragraph-rsid="002c49ec" style:font-size-asian="10.5pt" style:font-size-complex="12pt"/>
    </style:style>
    <style:style style:name="P30" style:family="paragraph" style:parent-style-name="Table_20_Contents">
      <style:paragraph-properties fo:text-align="start" style:justify-single-word="false"/>
      <style:text-properties fo:font-size="12pt" fo:language="de" fo:country="DE" style:font-size-asian="10.5pt" style:font-size-complex="12pt"/>
    </style:style>
    <style:style style:name="P31" style:family="paragraph" style:parent-style-name="Standard" style:list-style-name="L1">
      <style:paragraph-properties fo:text-align="start" style:justify-single-word="false"/>
      <style:text-properties fo:font-size="15pt" fo:language="de" fo:country="DE" style:text-underline-style="none" fo:font-weight="normal" officeooo:rsid="0011dbf6" officeooo:paragraph-rsid="0011dbf6" style:font-size-asian="13.1000003814697pt" style:font-weight-asian="normal" style:font-size-complex="15pt" style:font-weight-complex="normal"/>
    </style:style>
    <style:style style:name="P32" style:family="paragraph" style:parent-style-name="Standard" style:list-style-name="L12">
      <style:paragraph-properties fo:text-align="start" style:justify-single-word="false"/>
      <style:text-properties fo:font-size="15pt" fo:language="de" fo:country="DE" style:text-underline-style="none" fo:font-weight="normal" officeooo:rsid="0011dbf6" officeooo:paragraph-rsid="0012cb48" style:font-size-asian="13.1000003814697pt" style:font-weight-asian="normal" style:font-size-complex="15pt" style:font-weight-complex="normal"/>
    </style:style>
    <style:style style:name="P33" style:family="paragraph" style:parent-style-name="Standard" style:list-style-name="L5">
      <style:paragraph-properties fo:text-align="start" style:justify-single-word="false"/>
      <style:text-properties fo:font-size="15pt" fo:language="de" fo:country="DE" style:text-underline-style="none" fo:font-weight="normal" officeooo:rsid="0012cb48" officeooo:paragraph-rsid="0012cb48" style:font-size-asian="13.1000003814697pt" style:font-weight-asian="normal" style:font-size-complex="15pt" style:font-weight-complex="normal"/>
    </style:style>
    <style:style style:name="P34" style:family="paragraph" style:parent-style-name="Standard" style:list-style-name="L7">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35" style:family="paragraph" style:parent-style-name="Standard" style:list-style-name="L9">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36" style:family="paragraph" style:parent-style-name="Standard" style:list-style-name="L11">
      <style:paragraph-properties fo:text-align="start" style:justify-single-word="false"/>
      <style:text-properties fo:font-size="15pt" fo:language="de" fo:country="DE" style:text-underline-style="none" fo:font-weight="normal" officeooo:rsid="00131d96" officeooo:paragraph-rsid="00131d96"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size="15pt" fo:language="de" fo:country="DE" style:text-underline-style="solid" style:text-underline-width="auto" style:text-underline-color="font-color" fo:font-weight="bold" officeooo:rsid="00131d96" officeooo:paragraph-rsid="003b58a7" style:font-size-asian="15pt" style:font-weight-asian="bold" style:font-size-complex="15pt" style:font-weight-complex="bold"/>
    </style:style>
    <style:style style:name="P38" style:family="paragraph" style:parent-style-name="Standard" style:list-style-name="L2">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40" style:family="paragraph" style:parent-style-name="Standard" style:list-style-name="L6">
      <style:paragraph-properties fo:text-align="start" style:justify-single-word="false"/>
      <style:text-properties fo:font-size="12pt" fo:language="de" fo:country="DE" style:text-underline-style="none" fo:font-weight="normal" officeooo:rsid="0012cb48" officeooo:paragraph-rsid="0012cb48" style:font-size-asian="10.5pt" style:font-weight-asian="normal" style:font-size-complex="12pt" style:font-weight-complex="normal"/>
    </style:style>
    <style:style style:name="P41" style:family="paragraph" style:parent-style-name="Standard" style:list-style-name="L28">
      <style:paragraph-properties fo:text-align="start" style:justify-single-word="false"/>
      <style:text-properties fo:font-size="12pt" fo:language="de" fo:country="DE" style:text-underline-style="none" fo:font-weight="normal" officeooo:rsid="0012cb48" officeooo:paragraph-rsid="0036df81" style:font-size-asian="10.5pt" style:font-weight-asian="normal" style:font-size-complex="12pt" style:font-weight-complex="normal"/>
    </style:style>
    <style:style style:name="P42" style:family="paragraph" style:parent-style-name="Standard" style:list-style-name="L6">
      <style:paragraph-properties fo:text-align="start" style:justify-single-word="false"/>
      <style:text-properties fo:font-size="12pt" fo:language="de" fo:country="DE" style:text-underline-style="none" fo:font-weight="normal" officeooo:rsid="00131d96" officeooo:paragraph-rsid="00131d96" style:font-size-asian="10.5pt" style:font-weight-asian="normal" style:font-size-complex="12pt" style:font-weight-complex="normal"/>
    </style:style>
    <style:style style:name="P43" style:family="paragraph" style:parent-style-name="Standard" style:list-style-name="L13">
      <style:paragraph-properties fo:text-align="start" style:justify-single-word="false"/>
      <style:text-properties fo:font-size="12pt" fo:language="de" fo:country="DE" style:text-underline-style="none" fo:font-weight="normal" officeooo:rsid="00226e4a" officeooo:paragraph-rsid="00226e4a" style:font-size-asian="10.5pt" style:font-weight-asian="normal" style:font-size-complex="12pt" style:font-weight-complex="normal"/>
    </style:style>
    <style:style style:name="P44" style:family="paragraph" style:parent-style-name="Standard" style:list-style-name="L25">
      <style:paragraph-properties fo:text-align="start" style:justify-single-word="false"/>
      <style:text-properties fo:font-size="12pt" fo:language="de" fo:country="DE" style:text-underline-style="none" fo:font-weight="normal" officeooo:rsid="0025649b" officeooo:paragraph-rsid="0025649b" style:font-size-asian="10.5pt" style:font-weight-asian="normal" style:font-size-complex="12pt" style:font-weight-complex="normal"/>
    </style:style>
    <style:style style:name="P45" style:family="paragraph" style:parent-style-name="Standard" style:list-style-name="L26">
      <style:paragraph-properties fo:text-align="start" style:justify-single-word="false"/>
      <style:text-properties fo:font-size="12pt" fo:language="de" fo:country="DE" style:text-underline-style="none" fo:font-weight="normal" officeooo:rsid="0034771b" officeooo:paragraph-rsid="0034771b" style:font-size-asian="10.5pt" style:font-weight-asian="normal" style:font-size-complex="12pt" style:font-weight-complex="normal"/>
    </style:style>
    <style:style style:name="P46" style:family="paragraph" style:parent-style-name="Standard" style:list-style-name="L27">
      <style:paragraph-properties fo:text-align="start" style:justify-single-word="false"/>
      <style:text-properties fo:font-size="12pt" fo:language="de" fo:country="DE" style:text-underline-style="none" fo:font-weight="normal" officeooo:rsid="002997bf" officeooo:paragraph-rsid="002997bf" style:font-size-asian="10.5pt" style:font-weight-asian="normal" style:font-size-complex="12pt" style:font-weight-complex="normal"/>
    </style:style>
    <style:style style:name="P47" style:family="paragraph" style:parent-style-name="Standard" style:list-style-name="L28">
      <style:paragraph-properties fo:text-align="start" style:justify-single-word="false"/>
      <style:text-properties fo:font-size="12pt" fo:language="de" fo:country="DE" style:text-underline-style="none" fo:font-weight="normal" officeooo:rsid="002afcca" officeooo:paragraph-rsid="002afcca" style:font-size-asian="10.5pt" style:font-weight-asian="normal" style:font-size-complex="12pt" style:font-weight-complex="normal"/>
    </style:style>
    <style:style style:name="P48" style:family="paragraph" style:parent-style-name="Standard" style:list-style-name="L29">
      <style:paragraph-properties fo:text-align="start" style:justify-single-word="false"/>
      <style:text-properties fo:font-size="12pt" fo:language="de" fo:country="DE" style:text-underline-style="none" fo:font-weight="normal" officeooo:rsid="0037035d" officeooo:paragraph-rsid="0037035d"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de" fo:country="DE" style:text-underline-style="none" fo:font-weight="normal" officeooo:rsid="0036df81" officeooo:paragraph-rsid="0036df8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de" fo:country="DE" style:text-underline-style="none" fo:font-weight="normal" officeooo:rsid="003d7242" officeooo:paragraph-rsid="003d7242"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de" fo:country="DE" style:text-underline-style="none" fo:font-weight="normal" officeooo:rsid="0041887a" officeooo:paragraph-rsid="0041887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de" fo:country="DE" style:text-underline-style="none" fo:font-weight="normal" officeooo:rsid="00432a81" officeooo:paragraph-rsid="00432a8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de" fo:country="DE" style:text-underline-style="none" fo:font-weight="normal" officeooo:rsid="0044d42c" officeooo:paragraph-rsid="004567a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de" fo:country="DE" style:text-underline-style="none" fo:font-weight="normal" officeooo:rsid="0045ac33" officeooo:paragraph-rsid="0045ac33" style:font-size-asian="10.5pt" style:font-weight-asian="normal" style:font-size-complex="12pt" style:font-weight-complex="normal"/>
    </style:style>
    <style:style style:name="P55"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56" style:family="paragraph" style:parent-style-name="Standard" style:list-style-name="L8">
      <style:paragraph-properties fo:text-align="start" style:justify-single-word="false"/>
      <style:text-properties fo:font-size="12pt" fo:language="de" fo:country="DE" style:text-underline-style="none" fo:font-weight="normal" officeooo:rsid="00131d96" officeooo:paragraph-rsid="003b58a7" style:font-size-asian="12pt" style:font-weight-asian="normal" style:font-size-complex="12pt" style:font-weight-complex="normal"/>
    </style:style>
    <style:style style:name="P57" style:family="paragraph" style:parent-style-name="Standard" style:list-style-name="L10">
      <style:paragraph-properties fo:text-align="start" style:justify-single-word="false"/>
      <style:text-properties fo:font-size="12pt" fo:language="de" fo:country="DE" style:text-underline-style="none" fo:font-weight="normal" officeooo:rsid="00131d96" officeooo:paragraph-rsid="00131d96" style:font-size-asian="12pt" style:font-weight-asian="normal" style:font-size-complex="12pt" style:font-weight-complex="normal"/>
    </style:style>
    <style:style style:name="P58" style:family="paragraph" style:parent-style-name="Standard" style:list-style-name="L4">
      <style:paragraph-properties fo:text-align="start" style:justify-single-word="false"/>
      <style:text-properties fo:font-size="12pt" fo:language="de" fo:country="DE" officeooo:rsid="0017d06d" officeooo:paragraph-rsid="0017d06d" style:font-size-asian="10.5pt" style:font-size-complex="12pt"/>
    </style:style>
    <style:style style:name="P59" style:family="paragraph" style:parent-style-name="Standard" style:list-style-name="L3">
      <style:paragraph-properties fo:text-align="start" style:justify-single-word="false"/>
      <style:text-properties fo:language="de" fo:country="DE" officeooo:paragraph-rsid="0012cb48"/>
    </style:style>
    <style:style style:name="P60" style:family="paragraph" style:parent-style-name="Standard" style:list-style-name="L14">
      <style:paragraph-properties fo:text-align="start" style:justify-single-word="false"/>
      <style:text-properties fo:language="de" fo:country="DE" officeooo:rsid="001cb929" officeooo:paragraph-rsid="001cb929"/>
    </style:style>
    <style:style style:name="P61" style:family="paragraph" style:parent-style-name="Standard" style:list-style-name="L15">
      <style:paragraph-properties fo:text-align="start" style:justify-single-word="false"/>
      <style:text-properties fo:language="de" fo:country="DE" officeooo:rsid="001cb929" officeooo:paragraph-rsid="001cb929"/>
    </style:style>
    <style:style style:name="P62" style:family="paragraph" style:parent-style-name="Standard" style:list-style-name="L16">
      <style:paragraph-properties fo:text-align="start" style:justify-single-word="false"/>
      <style:text-properties fo:language="de" fo:country="DE" officeooo:rsid="001cb929" officeooo:paragraph-rsid="001cb929"/>
    </style:style>
    <style:style style:name="P63" style:family="paragraph" style:parent-style-name="Standard" style:list-style-name="L17">
      <style:paragraph-properties fo:text-align="start" style:justify-single-word="false"/>
      <style:text-properties fo:language="de" fo:country="DE" officeooo:rsid="001cb929" officeooo:paragraph-rsid="001cb929"/>
    </style:style>
    <style:style style:name="P64" style:family="paragraph" style:parent-style-name="Standard" style:list-style-name="L18">
      <style:paragraph-properties fo:text-align="start" style:justify-single-word="false"/>
      <style:text-properties fo:language="de" fo:country="DE" officeooo:rsid="001cb929" officeooo:paragraph-rsid="001cb929"/>
    </style:style>
    <style:style style:name="P65" style:family="paragraph" style:parent-style-name="Standard" style:list-style-name="L19">
      <style:paragraph-properties fo:text-align="start" style:justify-single-word="false"/>
      <style:text-properties fo:language="de" fo:country="DE" officeooo:rsid="001cb929" officeooo:paragraph-rsid="001cb929"/>
    </style:style>
    <style:style style:name="P66" style:family="paragraph" style:parent-style-name="Standard" style:list-style-name="L20">
      <style:paragraph-properties fo:text-align="start" style:justify-single-word="false"/>
      <style:text-properties fo:language="de" fo:country="DE" officeooo:rsid="001e9d61" officeooo:paragraph-rsid="001e9d61"/>
    </style:style>
    <style:style style:name="P67" style:family="paragraph" style:parent-style-name="Standard" style:list-style-name="L21">
      <style:paragraph-properties fo:text-align="start" style:justify-single-word="false"/>
      <style:text-properties fo:language="de" fo:country="DE" officeooo:rsid="001e9d61" officeooo:paragraph-rsid="001e9d61"/>
    </style:style>
    <style:style style:name="P68" style:family="paragraph" style:parent-style-name="Standard" style:list-style-name="L22">
      <style:paragraph-properties fo:text-align="start" style:justify-single-word="false"/>
      <style:text-properties fo:language="de" fo:country="DE" officeooo:rsid="001e9d61" officeooo:paragraph-rsid="001e9d61"/>
    </style:style>
    <style:style style:name="P69" style:family="paragraph" style:parent-style-name="Standard" style:list-style-name="L23">
      <style:paragraph-properties fo:text-align="start" style:justify-single-word="false"/>
      <style:text-properties fo:language="de" fo:country="DE" officeooo:rsid="001f620c" officeooo:paragraph-rsid="001f620c"/>
    </style:style>
    <style:style style:name="P70" style:family="paragraph" style:parent-style-name="Standard" style:list-style-name="L23">
      <style:paragraph-properties fo:text-align="start" style:justify-single-word="false"/>
      <style:text-properties fo:language="de" fo:country="DE" officeooo:rsid="00212961" officeooo:paragraph-rsid="00212961"/>
    </style:style>
    <style:style style:name="P71" style:family="paragraph" style:parent-style-name="Standard" style:list-style-name="L24">
      <style:paragraph-properties fo:text-align="start" style:justify-single-word="false"/>
      <style:text-properties fo:language="de" fo:country="DE" officeooo:rsid="00212961" officeooo:paragraph-rsid="00212961"/>
    </style:style>
    <style:style style:name="P72" style:family="paragraph" style:parent-style-name="Standard" style:list-style-name="L23">
      <style:paragraph-properties fo:text-align="start" style:justify-single-word="false"/>
      <style:text-properties fo:language="de" fo:country="DE" officeooo:rsid="0021a6ec" officeooo:paragraph-rsid="0021a6ec"/>
    </style:style>
    <style:style style:name="P73" style:family="paragraph" style:parent-style-name="Standard" style:list-style-name="L23">
      <style:paragraph-properties fo:text-align="start" style:justify-single-word="false"/>
      <style:text-properties officeooo:rsid="00212961" officeooo:paragraph-rsid="00212961"/>
    </style:style>
    <style:style style:name="T1" style:family="text">
      <style:text-properties fo:font-size="15pt" style:text-underline-style="none" fo:font-weight="normal" officeooo:rsid="0012cb48" style:font-size-asian="15pt" style:font-weight-asian="normal" style:font-size-complex="15pt" style:font-weight-complex="normal"/>
    </style:style>
    <style:style style:name="T2" style:family="text">
      <style:text-properties fo:font-size="15pt" style:text-underline-style="none" fo:font-weight="normal" officeooo:rsid="0011dbf6" style:font-size-asian="13.1000003814697pt" style:font-weight-asian="normal" style:font-size-complex="15pt" style:font-weight-complex="normal"/>
    </style:style>
    <style:style style:name="T3" style:family="text">
      <style:text-properties fo:font-size="15pt" style:text-underline-style="none" fo:font-weight="normal" officeooo:rsid="0012cb48" style:font-size-asian="13.1000003814697pt" style:font-weight-asian="normal" style:font-size-complex="15pt" style:font-weight-complex="normal"/>
    </style:style>
    <style:style style:name="T4" style:family="text">
      <style:text-properties fo:font-size="15pt" style:font-size-asian="13.1000003814697pt" style:font-size-complex="15pt"/>
    </style:style>
    <style:style style:name="T5" style:family="text">
      <style:text-properties fo:font-size="15pt" officeooo:rsid="0011dbf6" style:font-size-asian="13.1000003814697pt" style:font-size-complex="15pt"/>
    </style:style>
    <style:style style:name="T6" style:family="text">
      <style:text-properties fo:font-size="15pt" officeooo:rsid="001852e9" style:font-size-asian="13.1000003814697pt" style:font-size-complex="15pt"/>
    </style:style>
    <style:style style:name="T7" style:family="text">
      <style:text-properties fo:language="de" fo:country="DE"/>
    </style:style>
    <style:style style:name="T8" style:family="text">
      <style:text-properties fo:language="de" fo:country="DE" officeooo:rsid="0021a6ec"/>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12cb48" style:font-weight-asian="normal" style:font-weight-complex="normal"/>
    </style:style>
    <style:style style:name="T11" style:family="text">
      <style:text-properties officeooo:rsid="00162ad9"/>
    </style:style>
    <style:style style:name="T12" style:family="text">
      <style:text-properties officeooo:rsid="0017ede8"/>
    </style:style>
    <style:style style:name="T13" style:family="text">
      <style:text-properties officeooo:rsid="0019b4b7"/>
    </style:style>
    <style:style style:name="T14" style:family="text">
      <style:text-properties officeooo:rsid="002c49ec"/>
    </style:style>
    <style:style style:name="T15" style:family="text">
      <style:text-properties officeooo:rsid="00131d96"/>
    </style:style>
    <style:style style:name="T16" style:family="text">
      <style:text-properties officeooo:rsid="0037035d"/>
    </style:style>
    <style:style style:name="T17" style:family="text">
      <style:text-properties officeooo:rsid="0037adf3"/>
    </style:style>
    <style:style style:name="T18" style:family="text">
      <style:text-properties officeooo:rsid="00391156"/>
    </style:style>
    <style:style style:name="T19" style:family="text">
      <style:text-properties officeooo:rsid="003b58a7"/>
    </style:style>
    <style:style style:name="T20" style:family="text">
      <style:text-properties officeooo:rsid="003c7c1e"/>
    </style:style>
    <style:style style:name="T21" style:family="text">
      <style:text-properties officeooo:rsid="003f2428"/>
    </style:style>
    <style:style style:name="T22" style:family="text">
      <style:text-properties officeooo:rsid="0040e2b5"/>
    </style:style>
    <style:style style:name="T23" style:family="text">
      <style:text-properties officeooo:rsid="00417d7a"/>
    </style:style>
    <style:style style:name="T24" style:family="text">
      <style:text-properties officeooo:rsid="00432a81"/>
    </style:style>
    <style:style style:name="T25" style:family="text">
      <style:text-properties officeooo:rsid="004567a6"/>
    </style:style>
    <style:style style:name="T26" style:family="text">
      <style:text-properties officeooo:rsid="00460884"/>
    </style:style>
    <style:style style:name="T27" style:family="text">
      <style:text-properties officeooo:rsid="0046c6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MEN:</text:p>
      <text:list xml:id="list2378134099" text:style-name="L1">
        <text:list-item>
          <text:p text:style-name="P31">Welche Staats- und Regierungsform bekommt Deutschland?</text:p>
        </text:list-item>
      </text:list>
      <text:list xml:id="list2803379961" text:style-name="L2">
        <text:list-item>
          <text:p text:style-name="P38">Manifest Destiny</text:p>
        </text:list-item>
        <text:list-item>
          <text:p text:style-name="P38">Monroe Doktrin</text:p>
        </text:list-item>
        <text:list-item>
          <text:p text:style-name="P38">Roosevelt</text:p>
        </text:list-item>
        <text:list-item>
          <text:p text:style-name="P38">Begriffe: Kapitalismus und Kommunismus</text:p>
        </text:list-item>
      </text:list>
      <text:list xml:id="list3859363866" text:style-name="L3">
        <text:list-item>
          <text:p text:style-name="P59"><text:span text:style-name="T1">USA</text:span><text:span text:style-name="T2"><text:tab/></text:span><text:span text:style-name="T3">&amp; UDSSR</text:span></text:p>
        </text:list-item>
      </text:list>
      <text:list xml:id="list1600405430" text:style-name="L4">
        <text:list-item>
          <text:p text:style-name="P58"><text:span text:style-name="T10">D</text:span><text:span text:style-name="T9">emokratieformen</text:span></text:p>
        </text:list-item>
      </text:list>
      <text:list xml:id="list154742432228707" text:continue-list="list3859363866" text:style-name="L3">
        <text:list-item>
          <text:list>
            <text:list-item>
              <text:p text:style-name="P39">Freiheitsverständnis der Großmächte</text:p>
            </text:list-item>
            <text:list-item>
              <text:p text:style-name="P39">Massenproduktion, Massenkonsum &amp; Massenkultur in der USA</text:p>
            </text:list-item>
            <text:list-item>
              <text:p text:style-name="P39">Sowjetunion: Wirtschaft, Zusammenhang Industrie- &amp; Militärpolitik</text:p>
            </text:list-item>
            <text:list-item>
              <text:p text:style-name="P39">Begriffe: Planwirtschaft, Marktwirtschaft</text:p>
            </text:list-item>
          </text:list>
        </text:list-item>
      </text:list>
      <text:list xml:id="list3688902400" text:style-name="L5">
        <text:list-item>
          <text:p text:style-name="P33">Kooperation zu Konfrontation</text:p>
        </text:list-item>
      </text:list>
      <text:list xml:id="list2605097215" text:style-name="L6">
        <text:list-item>
          <text:p text:style-name="P40">Situation der Welt bei Kriegsende</text:p>
        </text:list-item>
        <text:list-item>
          <text:p text:style-name="P40">Containment-Politik der USA</text:p>
        </text:list-item>
        <text:list-item>
          <text:p text:style-name="P40">Truman-Doktrin der USA</text:p>
        </text:list-item>
        <text:list-item>
          <text:p text:style-name="P42">Sichtweise der US-Außenpolitik durch die Sowjetunion</text:p>
        </text:list-item>
      </text:list>
      <text:list xml:id="list4262194086" text:style-name="L7">
        <text:list-item>
          <text:p text:style-name="P34">Kalter Kriegs</text:p>
        </text:list-item>
      </text:list>
      <text:list xml:id="list3518939776" text:style-name="L8">
        <text:list-item>
          <text:p text:style-name="P55">Erste Berlin-Krise</text:p>
        </text:list-item>
        <text:list-item>
          <text:p text:style-name="P55">Wettrüsten</text:p>
        </text:list-item>
        <text:list-item>
          <text:p text:style-name="P55">Korea-Krieg(1950-1953)</text:p>
        </text:list-item>
        <text:list-item>
          <text:p text:style-name="P55">Zweite Berlin-Krise(1958-1961)</text:p>
        </text:list-item>
        <text:list-item>
          <text:p text:style-name="P55">Kuba-Krise(1962)</text:p>
        </text:list-item>
        <text:list-item>
          <text:p text:style-name="P55">Vietnam-Krieg(1964)</text:p>
        </text:list-item>
      </text:list>
      <text:list xml:id="list1666402324" text:style-name="L9">
        <text:list-item>
          <text:p text:style-name="P35">BRD &amp; DDR</text:p>
        </text:list-item>
      </text:list>
      <text:list xml:id="list2672042085" text:style-name="L10">
        <text:list-item>
          <text:p text:style-name="P57">Wirtschaft</text:p>
        </text:list-item>
        <text:list-item>
          <text:p text:style-name="P57">Lebensverhältnisse</text:p>
        </text:list-item>
        <text:list-item>
          <text:p text:style-name="P57">Berliner Mauer</text:p>
        </text:list-item>
        <text:list-item>
          <text:p text:style-name="P57">Stasi</text:p>
        </text:list-item>
      </text:list>
      <text:list xml:id="list2665455961" text:style-name="L11">
        <text:list-item>
          <text:p text:style-name="P36">Trümmerfrauen</text:p>
        </text:list-item>
      </text:list>
      <text:p text:style-name="P7"/>
      <text:p text:style-name="P7"/>
      <text:list xml:id="list1165027099" text:style-name="L12">
        <text:list-item>
          <text:list>
            <text:list-header>
              <text:p text:style-name="P32"><text:tab/></text:p>
            </text:list-header>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2"><text:soft-page-break/><text:span text:style-name="T5">1. </text:span><text:span text:style-name="T4">Manifest Destiny</text:span></text:p>
      <text:p text:style-name="P14">→ USA hat göttlichen Auftrag in Richtung Westen zu expandieren</text:p>
      <text:p text:style-name="P14">→ nicht nur Ideologie sondern allgemeiner Begriff</text:p>
      <text:p text:style-name="P14">→ bedeutet soviel wie offenkundiges Schicksal</text:p>
      <text:p text:style-name="P14">→ mitverantwortlich an amerikanisch-mexikanischem Krieg(1846-1848)</text:p>
      <text:p text:style-name="P14">→ findet Fortsetzung im amerikanischem Exzeptionalismus</text:p>
      <text:p text:style-name="P14">→ <text:span text:style-name="T11">Ziel eine äußerst mächtige Nation die aus vielen Republiken besteht, deren Bewohner frei nach <text:tab/>dem christlichen Glauben leben.</text:span></text:p>
      <text:p text:style-name="P14"/>
      <text:p text:style-name="P8">2. Monroe Doktrin</text:p>
      <text:p text:style-name="P14">- <text:span text:style-name="T12">entstanden 1823</text:span></text:p>
      <text:p text:style-name="P15">- Existenz zweier politischer Sphären</text:p>
      <text:p text:style-name="P15">- Nichteinmischung der USA in europäische Konflikte</text:p>
      <text:p text:style-name="P15">- Europäischen Ländern ist es verboten in Südamerika zu rekolonialisieren, ansonsten Intervention.</text:p>
      <text:p text:style-name="P15">- Erweiterung 1950: Verteidigung freier Völker wie im Weltkrieg und Südamerika gegen UdSSR.</text:p>
      <text:p text:style-name="P15">- Freundschaft zu Europa aber keine Einmischung in dessen Politik.</text:p>
      <text:p text:style-name="P15">- Europäischen Mächten ist es verboten ihre Systeme auszubreiten.</text:p>
      <text:p text:style-name="P8"/>
      <text:p text:style-name="P2"><text:span text:style-name="T4">3. Roosevelt </text:span><text:span text:style-name="T6">Corollary</text:span></text:p>
      <text:p text:style-name="P16">Änderungen an Monroe Doktrin<text:span text:style-name="T13">(1905)</text:span>:</text:p>
      <text:p text:style-name="P16">- USA nicht nur Interventionsrecht in Europa sondern auch Schiedsrichterfunktion</text:p>
      <text:p text:style-name="P16">- Eingreifen in inneramerikanische Konflikte</text:p>
      <text:p text:style-name="P16">- „internationale Polizeigewalt“</text:p>
      <text:p text:style-name="P16">- Vorwurf der <text:span text:style-name="T13">militaristischen <text:s/>&amp; imperialistischen Außenpolitik</text:span></text:p>
      <text:p text:style-name="P17">- Als Unrecht gilt: Keine Ordnung halten, nicht „vernünftig“ in sozialen und politischen Fragen <text:tab/>handeln, Keine Schulden zahlen</text:p>
      <text:p text:style-name="P17">–&gt; Einmischung in zweiten Weltkrieg</text:p>
      <text:p text:style-name="P8"/>
      <text:p text:style-name="P8">4. Kapitalismus</text:p>
      <text:list xml:id="list419309756" text:style-name="L13">
        <text:list-item>
          <text:p text:style-name="P43">Privateigentum an Produktionsmitteln</text:p>
        </text:list-item>
        <text:list-item>
          <text:p text:style-name="P43">Marktwirtschaft</text:p>
        </text:list-item>
        <text:list-item>
          <text:p text:style-name="P43">„freie Lohnarbeit“ (Hausarbeit, ehrenamtliche Arbeit,…)</text:p>
        </text:list-item>
        <text:list-item>
          <text:p text:style-name="P43">Streben nach Gewinn</text:p>
        </text:list-item>
      </text:list>
      <text:p text:style-name="P8"/>
      <text:p text:style-name="P8">5. Kommunismus</text:p>
      <text:p text:style-name="P18">4 Ausprägungen:</text:p>
      <text:list xml:id="list3722181364" text:style-name="L14">
        <text:list-item>
          <text:p text:style-name="P60">Entstand in Frankreich: </text:p>
        </text:list-item>
      </text:list>
      <text:list xml:id="list3016825359" text:style-name="L15">
        <text:list-item>
          <text:p text:style-name="P61">soziale Gleichheit</text:p>
        </text:list-item>
        <text:list-item>
          <text:p text:style-name="P61">Gemeineigentum → wird von sozialem Kollektiv verwaltet</text:p>
        </text:list-item>
      </text:list>
      <text:list xml:id="list485477914" text:style-name="L16">
        <text:list-item>
          <text:p text:style-name="P62">Theorien von Marx, Engels &amp; Lenin:</text:p>
        </text:list-item>
      </text:list>
      <text:list xml:id="list3714965259" text:style-name="L17">
        <text:list-item>
          <text:p text:style-name="P63">ökonomische &amp; politische Lehren</text:p>
        </text:list-item>
        <text:list-item>
          <text:p text:style-name="P63">Ziel: herrschaftsfreie &amp; klassenlose Gesellschaft</text:p>
        </text:list-item>
      </text:list>
      <text:list xml:id="list2068601766" text:style-name="L18">
        <text:list-item>
          <text:p text:style-name="P64">Bewegungen &amp; Parteien:</text:p>
        </text:list-item>
      </text:list>
      <text:list xml:id="list1568533813" text:style-name="L19">
        <text:list-item>
          <text:p text:style-name="P65">Ziel diese Lehren umzusetzen</text:p>
        </text:list-item>
      </text:list>
      <text:list xml:id="list2726878962" text:style-name="L20">
        <text:list-item>
          <text:p text:style-name="P66">Herrschaftssysteme</text:p>
        </text:list-item>
      </text:list>
      <text:list xml:id="list3504158872" text:style-name="L21">
        <text:list-item>
          <text:p text:style-name="P67">„kommunistische“ Parteidiktaturen: UdSSR, China</text:p>
        </text:list-item>
      </text:list>
      <text:p text:style-name="P3"/>
      <text:p text:style-name="P3">Kritik an Kapitalismus durch Marx:</text:p>
      <text:list xml:id="list1048324946" text:style-name="L22">
        <text:list-item>
          <text:p text:style-name="P68">Arbeit soll eigentlich Selbstverwirklichung sein, wird zur Ware die möglichst billig gekauft und ausgebeutet werden muss.</text:p>
        </text:list-item>
        <text:list-item>
          <text:p text:style-name="P68"><text:soft-page-break/>Klassenherrschaft ist Folge von Ausbeutung, muss zwangsläufig passieren um Kapitalstellung auf dem Markt zu bekommen, Arbeitskosten müssen möglichst gering gehalten werden.</text:p>
        </text:list-item>
        <text:list-item>
          <text:p text:style-name="P68">Fordert Sturz der Regierungen durch das Proletariat.</text:p>
        </text:list-item>
      </text:list>
      <text:p text:style-name="P3"/>
      <text:p text:style-name="P4">Leninismus: </text:p>
      <text:list xml:id="list1746312573" text:style-name="L23">
        <text:list-item>
          <text:p text:style-name="P69">Nach Oktoberrevolution wird aus Russland Arbeiter- und Bauernstaat, dann Bürgerkrieg, Ausdehnung auf UdSSR, Lenin unumstrittene Führungsperson</text:p>
        </text:list-item>
        <text:list-item>
          <text:p text:style-name="P73"><text:span text:style-name="T7">Diktatur des Proletariats </text:span><text:span text:style-name="T8">als politisches Übergangssystem gegen Unterdrücker, Ausbeuter, Kapitalisten(Gewalt) um später Freiheit im Kommunismus zu bekommen.</text:span></text:p>
        </text:list-item>
        <text:list-item>
          <text:p text:style-name="P70">Sozialistisches Rätesystem</text:p>
        </text:list-item>
        <text:list-item>
          <text:p text:style-name="P72">Warnt im Testament vor Stalin</text:p>
        </text:list-item>
      </text:list>
      <text:p text:style-name="P5"/>
      <text:p text:style-name="P5">Stalinismus:</text:p>
      <text:list xml:id="list3442067877" text:style-name="L24">
        <text:list-item>
          <text:p text:style-name="P71">Stalin gewinnt im internen Machtkampf KPdSU Alleinherrschaft</text:p>
        </text:list-item>
        <text:list-item>
          <text:p text:style-name="P71">Festigt Diktatur durch Zwangsumsiedlungen, Gulags, stalinistische Säuberungen</text:p>
        </text:list-item>
        <text:list-item>
          <text:p text:style-name="P71">Lässt Oktober-revolutionäre verbannen und morden, auch Anführer Rote Armee.</text:p>
        </text:list-item>
      </text:list>
      <text:p text:style-name="P5"/>
      <text:p text:style-name="P10">6. Demokratieformen</text:p>
      <text:list xml:id="list652266412" text:style-name="L25">
        <text:list-item>
          <text:p text:style-name="P44">UdSSR: Rätedemokratie(nur symbolisch, eigentlich Alleinherrschaft)</text:p>
        </text:list-item>
      </text:list>
      <text:p text:style-name="P20">Die Arbeiter und Soldaten wählen ihre Arbeiter- und Soldatenräte. Diese wiederum wählen die Arbeiter- und Soldatenräte auf Kreisebene, diese wiederum die Arbeiter- und Soldatenräte auf Bezirksebene. Schlussendlich wählen diese dann den Obersten Rätekongress.</text:p>
      <text:p text:style-name="P20"/>
      <text:list xml:id="list154742012519789" text:continue-numbering="true" text:style-name="L25">
        <text:list-item>
          <text:p text:style-name="P44">USA: Parlamentarische Demokratie</text:p>
        </text:list-item>
      </text:list>
      <text:p text:style-name="P21">Es gibt eine Gewaltenteilung. Das Parlament wird durch ein allgemeines Wahlrecht bestimmt und wählt wiederum die Regierung und kontrolliert diese.</text:p>
      <text:p text:style-name="P22"/>
      <text:p text:style-name="P10">7. Freiheitsverständnis der Großmächte</text:p>
      <table:table table:name="Table1" table:style-name="Table1">
        <table:table-column table:style-name="Table1.A"/>
        <table:table-column table:style-name="Table1.B"/>
        <table:table-row table:style-name="TableLine1519352133936">
          <table:table-cell table:style-name="Table1.A1" office:value-type="string">
            <text:p text:style-name="P28">USA</text:p>
          </table:table-cell>
          <table:table-cell table:style-name="Table1.B1" office:value-type="string">
            <text:p text:style-name="P28">UdSSR</text:p>
          </table:table-cell>
        </table:table-row>
        <table:table-row table:style-name="Table1.2">
          <table:table-cell table:style-name="Table1.A2" office:value-type="string">
            <text:p text:style-name="P29">Rechte &amp; Pflichten führen zu Freiheit</text:p>
          </table:table-cell>
          <table:table-cell table:style-name="Table1.B2" office:value-type="string">
            <text:p text:style-name="P29">Gewalt notwendig um Freiheit zu erreichen</text:p>
          </table:table-cell>
        </table:table-row>
        <table:table-row table:style-name="TableLine1519352131760">
          <table:table-cell table:style-name="Table1.A2" office:value-type="string">
            <text:p text:style-name="P29">Gesellschaftlichen Unterschieden freien Lauf lassen</text:p>
          </table:table-cell>
          <table:table-cell table:style-name="Table1.B2" office:value-type="string">
            <text:p text:style-name="P29">Keine Klassen, Arme &amp; Reiche gleichgestellt</text:p>
          </table:table-cell>
        </table:table-row>
        <table:table-row table:style-name="TableLine1519352132576">
          <table:table-cell table:style-name="Table1.A2" office:value-type="string">
            <text:p text:style-name="P29">Freiheit des Einzelnen reicht bis zur Freiheit des Anderen</text:p>
          </table:table-cell>
          <table:table-cell table:style-name="Table1.B2" office:value-type="string">
            <text:p text:style-name="P29">Ohne Kapitalismus und Klassen hat jeder Freiheit</text:p>
          </table:table-cell>
        </table:table-row>
        <table:table-row table:style-name="TableLine1519352132848">
          <table:table-cell table:style-name="Table1.A2" office:value-type="string">
            <text:p text:style-name="P29">Polizei notwendig</text:p>
          </table:table-cell>
          <table:table-cell table:style-name="Table1.B2" office:value-type="string">
            <text:p text:style-name="P29">Weder Staat noch Polizei vonnöten(nur als Übergang)</text:p>
          </table:table-cell>
        </table:table-row>
        <table:table-row table:style-name="TableLine1519352134208">
          <table:table-cell table:style-name="Table1.A2" office:value-type="string">
            <text:p text:style-name="P30">„<text:span text:style-name="T14">Schutzmacht“ bringt Regulierung </text:span></text:p>
          </table:table-cell>
          <table:table-cell table:style-name="Table1.B2" office:value-type="string">
            <text:p text:style-name="P29">Alles reguliert sich selbst</text:p>
          </table:table-cell>
        </table:table-row>
        <table:table-row table:style-name="TableLine1519352147264">
          <table:table-cell table:style-name="Table1.A2" office:value-type="string">
            <text:p text:style-name="P29">Freie Wirtschaft</text:p>
          </table:table-cell>
          <table:table-cell table:style-name="Table1.B2" office:value-type="string">
            <text:p text:style-name="P29">Wirtschaft, wo niemand über jemandem steht</text:p>
          </table:table-cell>
        </table:table-row>
        <table:table-row table:style-name="TableLine1519352150528">
          <table:table-cell table:style-name="Table1.A2" office:value-type="string">
            <text:p text:style-name="P29">Parlamentarische Demokratie</text:p>
          </table:table-cell>
          <table:table-cell table:style-name="Table1.B2" office:value-type="string">
            <text:p text:style-name="P29">Rätedemokratie</text:p>
          </table:table-cell>
        </table:table-row>
        <table:table-row table:style-name="TableLine1519352150800">
          <table:table-cell table:style-name="Table1.A2" office:value-type="string">
            <text:p text:style-name="P29">Grundrechte</text:p>
          </table:table-cell>
          <table:table-cell table:style-name="Table1.B2" office:value-type="string">
            <text:p text:style-name="P30"/>
          </table:table-cell>
        </table:table-row>
      </table:table>
      <text:p text:style-name="P22"/>
      <text:p text:style-name="P22"/>
      <text:p text:style-name="P10">8. Massenkonsum, Massenproduktion, Massenkultur in der USA</text:p>
      <text:p text:style-name="P26"><text:span text:style-name="T7">Die Massenproduktion in der USA wurde durch die starke Wirtschaft ermöglicht. Das führte zur Entstehung neuer Mode und Werbung. Ihre Abhängigkeit von dem Käufer wurde durch den Massenkonsum gedeckt, der benötigt ist um eine Massenproduktion am Laufen zu halten, die Massenproduktion selbst aber eine Notwendigkeit für ihn. Die Werbung und Mode wiederum führt </text:span><text:soft-page-break/><text:span text:style-name="T7">zu noch mehr Massenkonsum, was den Kreislauf schließt. Das alles führt zur Entstehung der Massenkultur.</text:span></text:p>
      <text:p text:style-name="P22"/>
      <text:p text:style-name="P10">9. Sowjetunion: Zusammenhang Industrie- Militärpolitik</text:p>
      <text:list xml:id="list824484984" text:style-name="L26">
        <text:list-item>
          <text:p text:style-name="P45">Verbesserung der Arbeitsdisziplin: Vermittlung technischer Grundkenntnisse der Militärtechnik unter der bäurischen Bevölkerung.</text:p>
        </text:list-item>
        <text:list-item>
          <text:p text:style-name="P45">Industrialisierungspolitik</text:p>
        </text:list-item>
        <text:list-item>
          <text:p text:style-name="P45">Drohende äußere Gefahr: gesteigerte Planziele, Mobilisierung Bevölkerung</text:p>
        </text:list-item>
        <text:list-item>
          <text:p text:style-name="P45">Übertragung innenpolitische Probleme auf nationale „Schädlingstätigkeit“</text:p>
        </text:list-item>
        <text:list-item>
          <text:p text:style-name="P45">Stärkung Verteidigungsfähigkeit: Forcierung einzelner Volkswirtschaftsbereiche, Ausbau Rüstungssektor</text:p>
        </text:list-item>
        <text:list-item>
          <text:p text:style-name="P45">Durch Gefahrendrohung erhalten Auswirkungen genannter Punkte Legitimitation</text:p>
        </text:list-item>
      </text:list>
      <text:p text:style-name="P27"/>
      <text:p text:style-name="P11">11. Planwirtschaft</text:p>
      <text:list xml:id="list359367223" text:style-name="L27">
        <text:list-item>
          <text:p text:style-name="P46">Zuordnung von Arbeit, Kapital und Boden werden von zentraler Instanz getroffen</text:p>
        </text:list-item>
        <text:list-item>
          <text:p text:style-name="P46">Abstimmung zwischen Angebot und Nachfrage durch zentrale Instanz</text:p>
        </text:list-item>
        <text:list-item>
          <text:p text:style-name="P46">Verteilung von Konsum und Produktionsgütern durch zentrale Instanz</text:p>
        </text:list-item>
      </text:list>
      <text:p text:style-name="P22"/>
      <text:p text:style-name="P10">12. Marktwirtschaft</text:p>
      <text:list xml:id="list3537315723" text:style-name="L28">
        <text:list-item>
          <text:p text:style-name="P47">Entscheidungs- und Handlungsrechte werden durch Konzern festgelegt</text:p>
        </text:list-item>
        <text:list-item>
          <text:p text:style-name="P47">Planung &amp; Koordination Wirtschaftsprozesse dezentral</text:p>
        </text:list-item>
        <text:list-item>
          <text:p text:style-name="P47">individuelle Güter werden durch Marktpreise verteilt, öffentliche Güter durch Politik.</text:p>
          <text:p text:style-name="P41"/>
        </text:list-item>
      </text:list>
      <text:p text:style-name="P12"><text:span text:style-name="T18">13. </text:span>Situation der Welt bei Kriegsende</text:p>
      <text:p text:style-name="P49">Deutschland wird nun in 4 Zonen aufgeteilt und von einem alliiertem Kontrollrat regiert mit den Zielen Demilitarisierung, Dezentralisierung, Demokratisierung, Demontage und Entnazifizierung. Damit sollten weitere Angriffe verhindert und Deutschland von nationalsozialistischem Gedankengut befreit werden. Die UdSSR beansprucht große Reparationszahlungen für sich, womit die westlichen Alliierten nicht einverstanden sind. Es kommt zur Gründung der Bizone, später Trizone dadurch zur Teilung Deutschlands. <text:span text:style-name="T20">1949 wurde als Verteidigungsbündnis gegen die Sowjetunion die NATO gegründet. </text:span><text:span text:style-name="T16">1955 endet offiziell durch die Pariser Verträge die Besatzung Deutschlands, bleibt dennoch eingeschränkt. </text:span><text:span text:style-name="T21">In diesem Jahr wird auch der Warschauer Pakt, ein militärischer Beistandspakt des „Ostblocks“ gegründet. </text:span><text:span text:style-name="T22">Er war das Gegenstück zur NATO.</text:span><text:span text:style-name="T16"> In der DDR werden die SPD und KPD durch sowjetischen Druck zwangsvereinigt und kontrollieren alleine das Land. Nach der Durchsetzung einer nicht abgesprochenen Währungsreform seitens der Westmächte blockiert die Sowjetunion Berlin, es kommt zur Luftbrücke mit den Rosinenbombern.</text:span></text:p>
      <text:p text:style-name="P12"/>
      <text:p text:style-name="P12"><text:span text:style-name="T18">14. </text:span>Containment-Politik der USA</text:p>
      <text:p text:style-name="P24">Das Ziel dieser Politik ist die Verhinderung der Ausbreitung des Stalinismus. Dazu gehört der Marshallplan mit dem im zweiten Weltkrieg geschwächte Länder wirtschaftlich unterstützt werden sollen um eine blitzartige Übernahme durch die UdSSR zu verhindern. Das führt auch zur Gründung der Nato. In China wurde diese Politik versucht, ist allerdings gescheitert.</text:p>
      <text:p text:style-name="P12"/>
      <text:p text:style-name="P12"><text:span text:style-name="T18">15. </text:span>Truman-Doktrin der USA</text:p>
      <text:list xml:id="list417554965" text:style-name="L29">
        <text:list-item>
          <text:p text:style-name="P48">Durch UdSSR bedrohte Staaten bekommen amerikanische Hilfe</text:p>
        </text:list-item>
        <text:list-item>
          <text:p text:style-name="P48">Containment-Politik</text:p>
        </text:list-item>
      </text:list>
      <text:p text:style-name="P19"/>
      <text:p text:style-name="P12"/>
      <text:p text:style-name="P12"><text:span text:style-name="T18">16. </text:span><text:span text:style-name="T15">Sichtweise der US-Außenpolitik durch die Sowjetunion</text:span></text:p>
      <text:p text:style-name="P23"><text:soft-page-break/><text:s/><text:span text:style-name="T17">Die USA verhalten sich aggressiv weil die Kräfte des Kapitalismus niedergehen während ihre sich festigen. Sie betreiben einen wirtschaftlichen, militärischen und ideologischen Kampf. Auch mit dem Truman-Doktrin wollen sie Europa als Diener für eine expansionistische Politik in Asien und Südafrika gewinnen. Die frühreren Aggressoren Japan und Deutschland handeln jetzt im Namen der Sojwetunion.</text:span></text:p>
      <text:list xml:id="list154743063580964" text:continue-list="list3518939776" text:style-name="L8">
        <text:list-header>
          <text:p text:style-name="P56"/>
        </text:list-header>
      </text:list>
      <text:p text:style-name="P13"><text:span text:style-name="T19">17. </text:span>Erste Berlin-Krise</text:p>
      <text:p text:style-name="P25">Als erste Berlin-Krise wird die Berlinblockade <text:span text:style-name="T20">bezeichnet, wie in Abschnitt 13 ausgeführt mit den darauf folgenden Rosinenbombern.</text:span></text:p>
      <text:p text:style-name="P13"/>
      <text:p text:style-name="P13"><text:span text:style-name="T19">18. </text:span>Wettrüsten</text:p>
      <text:p text:style-name="P50">Nach der Korea-Krise nahm das Wettrüsten zwischen der USA und UdSSR stark zu. <text:span text:style-name="T23">Es kommt zur größten Aufrüstungswelle der Geschichte, in der Industrienationen ständig technische Innovationen machen. Es werden gigantische Mengen an Chemie-, Biologie- und Atomwaffen angehäuft. Beide Länder hätten die Erde mehrfach in die Luft jagen können. Technologisch war der Westen die meiste Zeit überlegen, allerdings hatte die UdSSR die erste Langstreckenrakete „Sputnik“. </text:span><text:span text:style-name="T20">Das Wettrüsten wurde durch den Zusammenbruch der Sowjetunion im Jahr 1991 beendet.</text:span></text:p>
      <text:p text:style-name="P13"/>
      <text:p text:style-name="P13"><text:span text:style-name="T19">19. </text:span>Korea-Krieg(1950-1953)</text:p>
      <text:p text:style-name="P51">Der Koreakrieg war ein Stellvertreterkrieg im Kalten Krieg. Auf der einen Seite standen Nordkorea und China, auf der Anderen Südkorea und Truppen der Vereinten Nationen unter Führung der USA. Nach dem 2. Weltkrieg, indem Japan Korea annektierte, sahen sich Nord- und Südkorea, die aus sowjetischen und US-amerikanischen Besatzungszonen entstanden, jeweils als den rechtmäßigen Führer Koreas. Nachdem beide die Grenzen überschritten hatten, griff Nordkorea Südkorea an, worauf sich die USA einmischte <text:span text:style-name="T24">indem sie in der UN Nordkorea zum Aggressor erklären konnte</text:span>. Erst warfen die Südkoreaner und die Amerikaner die Nordkoreaner zurück. Durch einen Gegenangriff stoßen die Nordkoreaner allerdings bis zur chinesischen Grenze vor, es kommen chinesische „Freiwilligenverbände“ zum Einsatz wodurch sich die Fronten in der Mitte Koreas stabilisieren. Es wurde nach 940000 toten Soldaten und 3000000 Zivilisten ein Waffenstillstand geschlossen, chinesische Truppen blieben noch 5 Jahre lang, amerikanische bis heute, auch gibt es bis heute keinen Waffenstillstand. Es konnte auch nie eine Wiedervereinigung erreicht werden.</text:p>
      <text:p text:style-name="P13"/>
      <text:p text:style-name="P13"><text:span text:style-name="T19">20. </text:span>Zweite Berlin-Krise(1958-1961)</text:p>
      <text:p text:style-name="P52">Nach dem gelungenen Sputnik-Experiment fordert die UdSSR den Westen auf ihre Truppen aus Berlin abzuziehen und die Stadt in eine selbstständige politische Einheit umzuwandeln. Dadurch lässt der Westen den Bau der Mauer, die Teilung Berlins zu und verzichtet auf ihr Mitspracherecht in dieser Stadt.</text:p>
      <text:p text:style-name="P13"/>
      <text:p text:style-name="P13"><text:span text:style-name="T19">21. </text:span>Kuba-Krise(1962)</text:p>
      <text:p text:style-name="P53">In Kuba entmachtete eine nationale Befreiungsarmee unter Fidel Castro den von der USA unterstützten Diktator Batista und führten eine sozialistische Gesellschafts- und Wirtschaftsreform ein. Die USA boykottierte diese neue Regierung während die UdSSR sie unterstützte. <text:span text:style-name="T25">Als Antwort darauf, dass die USA in Italien und in der Türkei Atomraketen stationierte die auf die UdSSR gerichtet waren und Boote auf dem Meer hatten die Atomraketen trugen, überredete die UdSSR die Regierung Kubas dazu, auf ihrem Land Atomraketen stationieren zu dürfen. Dieses Vorhaben wurde durch die CIA entdeckt, der US-amerikanische Präsident Kennedy droht mit dem Einsatz von Atomraketen würde die Stationierung nicht enden. Erstmals befanden sich die USA und die UdSSR am Rande eines Atomkrieges. Es wurde schließlich vereinbart, dass die UdSSR ihre Raketen aus Kuba abzieht, dafür die USA ihre aus der Türkei, und dass die USA Kuba in Frieden lässt. Der amerikanische Abzug geschah erst später um sich nicht vor den Nato Partnern zu blamieren.</text:span></text:p>
      <text:p text:style-name="P13"><text:soft-page-break/></text:p>
      <text:p text:style-name="P13"><text:span text:style-name="T19">22. </text:span>Vietnam-Krieg(1964)</text:p>
      <text:p text:style-name="P54">Auch der Vietnam-Krieg war ein Stellvertreterkrieg des Kalten Krieges. <text:span text:style-name="T26">Nachdem der Vietnam geteilt wurde gab es in Südvietnam einen Bürgerkrieg, da der Diktator Diem anti-kommunistisch war die „Vietcong“ jedoch einen Kommunismus wollten. Die Vietcong wurden daraufhin von Nordvietnam unterstützt, dass kommunistisch regiert wurde und eine Wiedervereinigung suchte. Die USA unterstützte Südkoreas, welches die Vietcong bekämpfte. Nach Schüssen auf zwei amerikanische Schiffe beginnt die USA die Bombardierung Nordvietnams. China und die UdSSR unterstützten nun Nordvietnam. Dieser Krieg war der erste Krieg den die USA verlor, er endete mit einer Eroberung Südvietnams durch Nordvietnam. </text:span><text:span text:style-name="T27">In diesem Krieg tötete die USA eine Menge Zivilisten auch Frauen und Kinder, sie setzten ein hochgiftiges Entlaubungsmittel ein um den Vietcong die Tarnung zu erschweren wobei sie 200.000 ihrer eigenen Soldaten mit-vergifteten. Dieser Krieg kostete mehrere Millionen Opfer.</text:span></text:p>
      <text:p text:style-name="P1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05T13:42:33.896000000</meta:creation-date>
    <dc:date>2020-11-08T15:47:36.401000000</dc:date>
    <meta:editing-duration>PT5H20M7S</meta:editing-duration>
    <meta:editing-cycles>36</meta:editing-cycles>
    <meta:generator>LibreOffice/7.0.2.2$Windows_X86_64 LibreOffice_project/8349ace3c3162073abd90d81fd06dcfb6b36b994</meta:generator>
    <meta:document-statistic meta:table-count="1" meta:image-count="0" meta:object-count="0" meta:page-count="6" meta:paragraph-count="147" meta:word-count="1667" meta:character-count="12434" meta:non-whitespace-character-count="10975"/>
  </office:meta>
</office:document-meta>
</file>